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Util.getManifest( final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sionUtil.addExtension( final List extensionList , final Extension originalExtension , final boolean includeImpl , final boolean include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tensionUtil.loadExtensions( final File file , final List extensionList , final boolean includeImpl , final boolean include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sionUtil.extractExtensions( final Project project , final List libraries , final List file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sionUtil.toExtensions( final List adap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sionUtil.Extension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sionUtil.getExtensions( final Project project , final List librar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